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c7e" officeooo:paragraph-rsid="001adc7e"/>
    </style:style>
    <style:style style:name="P2" style:family="paragraph" style:parent-style-name="Standard">
      <style:text-properties officeooo:rsid="001adc7e" officeooo:paragraph-rsid="001adc7e"/>
    </style:style>
    <style:style style:name="P3" style:family="paragraph" style:parent-style-name="Standard">
      <style:text-properties officeooo:rsid="001c24e1" officeooo:paragraph-rsid="001c2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to execute the scripts:</text:p>
      <text:p text:style-name="P1"/>
      <text:p text:style-name="P1">sudo -u postgres psql -d dbname -a -f filename</text:p>
      <text:p text:style-name="P1"/>
      <text:p text:style-name="P3">psql -d ucanqa -c "COPY questions FROM '/home/robin/BEProject/UCAN/dataset/questions.csv' <text:s/>DELIMITER ',' ;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43:42.638450474</meta:creation-date>
    <dc:date>2018-03-14T20:11:37.96063025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5" meta:character-count="185" meta:non-whitespace-character-count="161"/>
  </office:meta>
</office:document-meta>
</file>